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73d4" officeooo:paragraph-rsid="001f73d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ly Log -</text:p>
      <text:p text:style-name="P1"/>
      <text:p text:style-name="P1">21/03 – <text:span text:style-name="T1">Thomas: Mis en place Git et GitHub et j’ai récupéré tous les fichiers pour travailler efficaceme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6:11:54.443072768</meta:creation-date>
    <dc:date>2022-03-21T16:14:41.666580490</dc:date>
    <meta:editing-duration>PT2M48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" meta:word-count="20" meta:character-count="119" meta:non-whitespace-character-count="100"/>
  </office:meta>
</office:document-meta>
</file>